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65cm" fo:min-width="2.675cm" loext:decorative="false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 fo:min-height="0.068cm" fo:min-width="0.77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6" style:family="graphic" style:parent-style-name="standard">
      <style:graphic-properties draw:fill="solid" draw:fill-color="#ff860d" draw:textarea-horizontal-align="justify" draw:textarea-vertical-align="middle" draw:auto-grow-height="false" fo:min-height="8.958cm" fo:min-width="0.77cm" loext:decorative="false"/>
    </style:style>
    <style:style style:name="gr7" style:family="graphic" style:parent-style-name="standard">
      <style:graphic-properties draw:fill="solid" draw:fill-color="#999999" draw:textarea-horizontal-align="justify" draw:textarea-vertical-align="middle" draw:auto-grow-height="false" fo:min-height="0.703cm" fo:min-width="0cm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fill="solid" draw:fill-color="#00a933" draw:textarea-vertical-align="middle" draw:auto-grow-height="false" fo:min-height="0cm" fo:min-width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860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5.715cm" svg:x="8.937cm" svg:y="3.2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0.318cm" svg:x="9.89cm" svg:y="8.93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0.953cm" svg:x="8.937cm" svg:y="7.985cm">
          <draw:text-box>
            <text:p text:style-name="P3"><text:span text:style-name="T1">3.3V</text:span></text:p>
          </draw:text-box>
        </draw:frame>
        <draw:frame draw:style-name="gr4" draw:text-style-name="P5" draw:layer="layout" svg:width="0.932cm" svg:height="1.356cm" svg:x="8.937cm" svg:y="7.35cm">
          <draw:text-box>
            <text:p><text:span text:style-name="T1">A0</text:span></text:p>
            <text:p/>
          </draw:text-box>
        </draw:frame>
        <draw:frame draw:style-name="gr5" draw:text-style-name="P4" draw:layer="layout" svg:width="4.128cm" svg:height="0.645cm" svg:x="8.937cm" svg:y="6.715cm">
          <draw:text-box>
            <text:p text:style-name="P3"><text:span text:style-name="T1">A1</text:span></text:p>
          </draw:text-box>
        </draw:frame>
        <draw:frame draw:style-name="gr5" draw:text-style-name="P4" draw:layer="layout" svg:width="3.175cm" svg:height="0.645cm" svg:x="8.937cm" svg:y="6.08cm">
          <draw:text-box>
            <text:p text:style-name="P3"><text:span text:style-name="T1">A2</text:span></text:p>
          </draw:text-box>
        </draw:frame>
        <draw:frame draw:style-name="gr4" draw:text-style-name="P4" draw:layer="layout" svg:width="1.283cm" svg:height="0.645cm" svg:x="8.924cm" svg:y="3.54cm">
          <draw:text-box>
            <text:p text:style-name="P3"><text:span text:style-name="T1">GND</text:span></text:p>
          </draw:text-box>
        </draw:frame>
        <draw:custom-shape draw:style-name="gr6" draw:text-style-name="P6" draw:layer="layout" svg:width="1.27cm" svg:height="9.208cm" svg:x="3.857cm" svg:y="16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7cm" svg:height="9.208cm" svg:x="8.62cm" svg:y="16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7cm" svg:height="9.208cm" svg:x="13.065cm" svg:y="16.8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03cm" svg:height="0.953cm" svg:x="3.972cm" svg:y="16.2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03cm" svg:height="0.953cm" svg:x="4.81cm" svg:y="16.2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03cm" svg:height="0.953cm" svg:x="8.734cm" svg:y="16.2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03cm" svg:height="0.953cm" svg:x="9.572cm" svg:y="16.2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03cm" svg:height="0.953cm" svg:x="13.179cm" svg:y="16.2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03cm" svg:height="0.953cm" svg:x="14.017cm" svg:y="16.239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4.912cm" svg:y1="16.24cm" svg:x2="4.912cm" svg:y2="8.302cm">
          <text:p/>
        </draw:line>
        <draw:line draw:style-name="gr8" draw:text-style-name="P7" draw:layer="layout" svg:x1="4.912cm" svg:y1="8.302cm" svg:x2="8.925cm" svg:y2="8.302cm">
          <text:p/>
        </draw:line>
        <draw:line draw:style-name="gr8" draw:text-style-name="P7" draw:layer="layout" svg:x1="9.661cm" svg:y1="16.24cm" svg:x2="9.661cm" svg:y2="10.779cm">
          <text:p/>
        </draw:line>
        <draw:line draw:style-name="gr8" draw:text-style-name="P7" draw:layer="layout" svg:x1="14.106cm" svg:y1="16.265cm" svg:x2="14.106cm" svg:y2="12.379cm">
          <text:p/>
        </draw:line>
        <draw:line draw:style-name="gr8" draw:text-style-name="P7" draw:layer="layout" svg:x1="9.661cm" svg:y1="10.842cm" svg:x2="4.81cm" svg:y2="10.842cm">
          <text:p/>
        </draw:line>
        <draw:line draw:style-name="gr8" draw:text-style-name="P7" draw:layer="layout" svg:x1="14.132cm" svg:y1="12.43cm" svg:x2="4.81cm" svg:y2="10.842cm">
          <text:p/>
        </draw:line>
        <draw:custom-shape draw:style-name="gr9" draw:text-style-name="P8" draw:layer="layout" svg:width="0.318cm" svg:height="0.317cm" svg:x="4.759cm" svg:y="10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7T16:25:57.035821415</meta:creation-date>
    <dc:date>2026-03-07T16:39:11.862416652</dc:date>
    <meta:editing-duration>PT1M59S</meta:editing-duration>
    <meta:editing-cycles>1</meta:editing-cycles>
    <meta:document-statistic meta:object-count="23"/>
    <meta:generator>LibreOffice/25.2.2.2$Linux_X86_64 LibreOffice_project/520$Build-2</meta:generator>
  </office:meta>
</office:document-meta>
</file>